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Verdan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style:style>
    <style:style style:name="P2"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Helvetica" fo:font-size="12pt" fo:letter-spacing="normal" fo:font-style="normal" fo:font-weight="normal"/>
    </style:style>
    <style:style style:name="P3"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Helvetica" fo:font-size="9.75pt" fo:letter-spacing="normal" fo:font-style="normal" fo:font-weight="normal"/>
    </style:style>
    <style:style style:name="T1" style:family="text">
      <style:text-properties fo:font-variant="normal" fo:text-transform="none" fo:color="#000000" style:font-name="Helvetica" fo:font-size="12pt" fo:letter-spacing="normal" fo:font-style="normal" fo:font-weight="normal"/>
    </style:style>
    <style:style style:name="T2" style:family="text">
      <style:text-properties fo:font-variant="normal" fo:text-transform="none" fo:color="#000000" style:font-name="Helvetica" fo:font-size="14pt" fo:letter-spacing="normal" fo:font-style="normal" fo:font-weight="normal"/>
    </style:style>
    <style:style style:name="T3" style:family="text">
      <style:text-properties fo:font-size="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ost crossword puzzle fans are used to </text:span><text:span text:style-name="Emphasis"><text:span text:style-name="T1">anagrams</text:span></text:span><text:span text:style-name="T1">--groups of words with the same letters in different orders--for example OPTS, SPOT, STOP, POTS and POST. Some words however do not have this attribute, no matter how you rearrange their letters, you cannot form another word. Such words are called </text:span><text:span text:style-name="Emphasis"><text:span text:style-name="T1">ananagrams</text:span></text:span><text:span text:style-name="T1">, an example is QUIZ.</text:span></text:p>
      <text:p text:style-name="P1"><text:span text:style-name="T1">Obviously such definitions depend on the domain within which we are working; you might think that ATHENE is an ananagram, whereas any chemist would quickly produce ETHANE. One possible domain would be the entire English language, but this could lead to some problems. One could restrict the domain to, say, Music, in which case SCALE becomes a</text:span><text:span text:style-name="Emphasis"><text:span text:style-name="T1"> relative ananagram</text:span></text:span><text:span text:style-name="T1"> (LACES is not in the same domain) but NOTE is not since it can produce TONE.</text:span></text:p>
      <text:p text:style-name="P2">Write a program that will read in the dictionary of a restricted domain and determine the anagrams. The dictionary will contain no more than 100 words.</text:p>
      <text:p text:style-name="Standard"/>
      <text:p text:style-name="Standard"/>
      <text:p text:style-name="Standard"/>
      <text:p text:style-name="P1"><text:span text:style-name="Strong_20_Emphasis"><text:span text:style-name="T2">Sample Input 1</text:span></text:span></text:p>
      <text:p text:style-name="P3"><text:span text:style-name="T3">5</text:span><text:line-break/><text:span text:style-name="T3">dealer </text:span><text:line-break/><text:span text:style-name="T3">came </text:span><text:line-break/><text:span text:style-name="T3">tape </text:span><text:line-break/><text:span text:style-name="T3">soon </text:span><text:line-break/><text:span text:style-name="T3">leader</text:span></text:p>
      <text:p text:style-name="P1"><text:span text:style-name="Strong_20_Emphasis"><text:span text:style-name="T2">Sample Output 1</text:span></text:span></text:p>
      <text:p text:style-name="P3"><text:span text:style-name="T3">dealer</text:span><text:line-break/><text:span text:style-name="T3">leader</text:span></text:p>
      <text:p text:style-name="P1"><text:span text:style-name="Strong_20_Emphasis"><text:span text:style-name="T2">Sample Input 2</text:span></text:span></text:p>
      <text:p text:style-name="P3"><text:span text:style-name="T3">6</text:span><text:line-break/><text:span text:style-name="T3">rofff</text:span><text:line-break/><text:span text:style-name="T3">one</text:span><text:line-break/><text:span text:style-name="T3">rooff</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Verdan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7S</meta:editing-duration>
    <meta:editing-cycles>3</meta:editing-cycles>
    <meta:generator>OpenOffice/4.1.6$Win32 OpenOffice.org_project/416m1$Build-9790</meta:generator>
    <dc:date>2019-09-27T16:58:49.23</dc:date>
    <meta:document-statistic meta:table-count="0" meta:image-count="0" meta:object-count="0" meta:page-count="1" meta:paragraph-count="9" meta:word-count="177" meta:character-count="1023"/>
    <dc:creator>user 56456</dc:creator>
    <meta:user-defined meta:name="Info 1"/>
    <meta:user-defined meta:name="Info 2"/>
    <meta:user-defined meta:name="Info 3"/>
    <meta:user-defined meta:name="Info 4"/>
  </office:meta>
</office:document-meta>
</file>